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d567" officeooo:paragraph-rsid="0000d56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d567" officeooo:paragraph-rsid="0000d5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0d567" officeooo:paragraph-rsid="0000d56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0d40" officeooo:paragraph-rsid="00020d40" style:font-weight-asian="normal" style:font-weight-complex="normal"/>
    </style:style>
    <style:style style:name="T1" style:family="text">
      <style:text-properties officeooo:rsid="00026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xer : Analyseur syntaxique</text:p>
      <text:p text:style-name="P3"/>
      <text:p text:style-name="P4">Il lit un fichier lectureFile() en parcourant chaque caractères et associe un groupe de caractères au token (classe Token) correspondant. <text:span text:style-name="T1">Un token est composé d’une classe de type enum correspondant au type de token, TOK_..., et de sa valeur en integer ou string s’il en a une.</text:span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09.023342061</meta:creation-date>
    <dc:date>2016-10-13T11:41:36.381214121</dc:date>
    <meta:editing-duration>PT4M28S</meta:editing-duration>
    <meta:editing-cycles>3</meta:editing-cycles>
    <meta:generator>LibreOffice/5.1.4.2$Linux_X86_64 LibreOffice_project/10$Build-2</meta:generator>
    <meta:document-statistic meta:table-count="0" meta:image-count="0" meta:object-count="0" meta:page-count="1" meta:paragraph-count="2" meta:word-count="51" meta:character-count="305" meta:non-whitespace-character-count="256"/>
  </office:meta>
</office:document-meta>
</file>